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LabelElementImpl.setAccessKey( String access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LabelElementImpl.getHtml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abelElementImpl.getAccess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LabelElementImpl.HTMLLabel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abelElementImpl.setHtmlFor( String htmlF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